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Palatino1" svg:font-family="Palatino"/>
    <style:font-face style:name="Tahoma" svg:font-family="Tahoma"/>
    <style:font-face style:name="Times New Roman" svg:font-family="'Times New Roman'" style:font-family-generic="roman"/>
    <style:font-face style:name="Palatino" svg:font-family="Palatino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color="#000000" style:font-name="Palatino1" fo:font-size="10pt" style:font-name-asian="Palatino1" style:font-size-asian="10pt" style:font-name-complex="Palatino1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Palatino1" fo:font-size="10pt" fo:font-weight="normal" style:font-name-asian="Palatino1" style:font-size-asian="10pt" style:font-weight-asian="normal" style:font-name-complex="Palatino1" style:font-size-complex="10pt" style:font-weight-complex="normal"/>
    </style:style>
    <style:style style:name="P3" style:family="paragraph" style:parent-style-name="Normal">
      <style:paragraph-properties fo:margin-left="0cm" fo:margin-right="0cm" fo:margin-top="0cm" fo:margin-bottom="0cm" style:contextual-spacing="false" fo:text-indent="0cm" style:auto-text-indent="false" style:shadow="none"/>
      <style:text-properties fo:color="#000000" style:font-name="Palatino1" fo:font-size="10pt" fo:font-weight="normal" officeooo:paragraph-rsid="001f1043" style:font-name-asian="Palatino1" style:font-size-asian="10pt" style:font-weight-asian="normal" style:font-name-complex="Palatino1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Palatino" fo:font-size="10pt" fo:font-weight="normal" style:font-name-asian="Palatino1" style:font-size-asian="10pt" style:font-weight-asian="normal" style:font-name-complex="Palatino1" style:font-size-complex="10pt" style:font-weight-complex="normal"/>
    </style:style>
    <style:style style:name="P5" style:family="paragraph" style:parent-style-name="Normal">
      <style:paragraph-properties fo:margin-left="0.499cm" fo:margin-right="0cm" fo:margin-top="0cm" fo:margin-bottom="0cm" style:contextual-spacing="false" fo:text-indent="0cm" style:auto-text-indent="false" style:shadow="none"/>
      <style:text-properties fo:color="#000000" style:font-name="Palatino1" fo:font-size="10pt" fo:font-weight="normal" style:font-name-asian="Palatino1" style:font-size-asian="10pt" style:font-weight-asian="normal" style:font-name-complex="Palatino1" style:font-size-complex="10pt" style:font-weight-complex="normal"/>
    </style:style>
    <style:style style:name="P6" style:family="paragraph" style:parent-style-name="Standard" style:master-page-name="Standard">
      <style:paragraph-properties fo:margin-left="0cm" fo:margin-right="0cm" fo:margin-top="0cm" fo:margin-bottom="0.199cm" style:contextual-spacing="false" fo:text-indent="0cm" style:auto-text-indent="false" style:page-number="auto"/>
      <style:text-properties fo:color="#000000" style:font-name="Palatino1" style:text-underline-style="solid" style:text-underline-width="auto" style:text-underline-color="font-color" fo:font-weight="bold" style:font-name-asian="Palatino1" style:font-weight-asian="bold" style:font-name-complex="Palatino1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Palatino1" fo:font-size="10pt" style:text-underline-style="none" fo:font-weight="normal" style:font-name-asian="Palatino1" style:font-size-asian="10pt" style:font-weight-asian="normal" style:font-name-complex="Palatino1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Palatino1" fo:font-size="10pt" officeooo:paragraph-rsid="001f1043" style:font-name-asian="Palatino1" style:font-size-asian="10pt" style:font-name-complex="Palatino1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Palatino1" fo:font-size="10pt" officeooo:paragraph-rsid="001f9df7" style:font-name-asian="Palatino1" style:font-size-asian="10pt" style:font-name-complex="Palatino1" style:font-size-complex="10pt"/>
    </style:style>
    <style:style style:name="P10" style:family="paragraph" style:parent-style-name="Normal">
      <style:paragraph-properties fo:text-align="justify" style:justify-single-word="false"/>
      <style:text-properties fo:color="#000000" style:font-name="Palatino1" fo:font-size="10pt" officeooo:paragraph-rsid="001f1043" style:font-name-asian="Palatino1" style:font-size-asian="10pt" style:font-name-complex="Palatino1" style:font-size-complex="10pt"/>
    </style:style>
    <style:style style:name="P11" style:family="paragraph" style:parent-style-name="Normal">
      <style:paragraph-properties fo:text-align="justify" style:justify-single-word="false"/>
      <style:text-properties fo:color="#000000" style:font-name="Palatino1" fo:font-size="10pt" officeooo:paragraph-rsid="001f9df7" style:font-name-asian="Palatino1" style:font-size-asian="10pt" style:font-name-complex="Palatino1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f1043" style:font-weight-asian="normal" style:font-weight-complex="normal"/>
    </style:style>
    <style:style style:name="T5" style:family="text">
      <style:text-properties style:text-underline-style="none" fo:font-weight="normal" officeooo:rsid="001f9df7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Palatino" fo:font-weight="normal" style:font-weight-asian="normal" style:font-weight-complex="normal"/>
    </style:style>
    <style:style style:name="T8" style:family="text">
      <style:text-properties style:font-name="Palatino" style:text-underline-style="none" fo:font-weight="normal" officeooo:rsid="001f1043" style:font-weight-asian="normal" style:font-weight-complex="normal"/>
    </style:style>
    <style:style style:name="T9" style:family="text">
      <style:text-properties style:font-name="Palatino" style:text-underline-style="none" fo:font-weight="normal" officeooo:rsid="001f9df7" style:font-weight-asian="normal" style:font-weight-complex="normal"/>
    </style:style>
    <style:style style:name="T10" style:family="text">
      <style:text-properties style:font-name="Symbol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" style:family="text">
      <style:text-properties fo:color="#ff0000" fo:font-size="11pt" style:text-underline-style="none" style:font-size-asian="11pt" style:font-size-complex="11pt"/>
    </style:style>
    <style:style style:name="T14" style:family="text">
      <style:text-properties officeooo:rsid="001f10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Étude d'un scénario</text:p>
      <text:p text:style-name="P3"><text:span text:style-name="T1">Scénario 1 </text:span><text:span text:style-name="T2">: <text:s/>La marée est à PM+1. Le mode programmé est entraînement et le coefficient de marée est de 60. Décrire par un commentaire </text:span><text:span text:style-name="T12">détaillé</text:span><text:span text:style-name="T13"> </text:span><text:span text:style-name="T2">ce qu’il va (ce qu’il doit) se passer dans les 12 heures qui vont suivre en précisant tous les événements et toutes les dates importantes. Conseil : <text:s/>Datez PM+1 comme t0. </text:span><text:span text:style-name="T6">Soyez précis !</text:span></text:p>
      <text:p text:style-name="P5"><text:s/></text:p>
      <text:p text:style-name="P2"/>
      <text:p text:style-name="P2"/>
      <text:p text:style-name="P2"/>
      <text:p text:style-name="P2"/>
      <text:p text:style-name="P1">2-1) <text:span text:style-name="T14">Réaliser <text:s/>le diagramme </text:span>de séquence du scénario du <text:span text:style-name="T14">1</text:span><text:span text:style-name="T11">. On limitera l'étude de <text:s/>PM+4</text:span><text:span text:style-name="T10"> </text:span><text:span text:style-name="T7">à PM+12. </text:span><text:span text:style-name="T3"><text:s text:c="2"/></text:span><text:span text:style-name="T4">Utiliser votre diagramme de classe.</text:span></text:p>
      <text:p text:style-name="P7"/>
      <text:p text:style-name="P7"/>
      <text:p text:style-name="P7"/>
      <text:p text:style-name="P10"><text:span text:style-name="T3">2-</text:span><text:span text:style-name="T4">2</text:span><text:span text:style-name="T3">) </text:span><text:span text:style-name="T4">Réaliser <text:s/>le diagramme </text:span><text:span text:style-name="T3">de </text:span><text:span text:style-name="T8">communication correspondant</text:span><text:span text:style-name="T3"> <text:s/>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11"><text:span text:style-name="T3">2-</text:span><text:span text:style-name="T5">3</text:span><text:span text:style-name="T3">) </text:span><text:span text:style-name="T4">Réaliser <text:s/>le diagramme </text:span><text:span text:style-name="T3">d</text:span><text:span text:style-name="T9">'objet pour PM+12</text:span></text:p>
      <text:p text:style-name="P9"><text:span text:style-name="T9"/></text:p>
      <text:p text:style-name="P9"><text:span text:style-name="T9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Palatino1" svg:font-family="Palatino"/>
    <style:font-face style:name="Tahoma" svg:font-family="Tahoma"/>
    <style:font-face style:name="Times New Roman" svg:font-family="'Times New Roman'" style:font-family-generic="roman"/>
    <style:font-face style:name="Palatino" svg:font-family="Palatino" style:font-pitch="variable"/>
  </office:font-face-decls>
  <office:styles>
    <draw:stroke-dash draw:name="Dash_20_10" draw:display-name="Dash 10" draw:style="rect" draw:dots1="1" draw:distance="0.259cm"/>
    <draw:stroke-dash draw:name="Dash_20_11" draw:display-name="Dash 11" draw:style="rect" draw:dots1="1" draw:distance="0.259cm"/>
    <draw:stroke-dash draw:name="Dash_20_12" draw:display-name="Dash 12" draw:style="rect" draw:dots1="1" draw:distance="0.259cm"/>
    <draw:stroke-dash draw:name="Dash_20_7" draw:display-name="Dash 7" draw:style="rect" draw:dots1="1" draw:distance="0.259cm"/>
    <draw:stroke-dash draw:name="Dash_20_8" draw:display-name="Dash 8" draw:style="rect" draw:dots1="1" draw:distance="0.259cm"/>
    <draw:stroke-dash draw:name="Dash_20_9" draw:display-name="Dash 9" draw:style="rect" draw:dots1="1" draw:distance="0.25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 style:next-style-name="Standard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chapter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17cm" fo:margin-bottom="1.27cm" fo:margin-left="1.517cm" fo:margin-right="1.5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creation-date>2010-02-25T16:23:08.57</meta:creation-date>
    <dc:language>fr-FR</dc:language>
    <meta:editing-cycles>6</meta:editing-cycles>
    <meta:editing-duration>PT18M3S</meta:editing-duration>
    <meta:print-date>2010-02-25T16:23:31.39</meta:print-date>
    <dc:date>2014-02-11T11:32:25.62</dc:date>
    <meta:document-statistic meta:table-count="0" meta:image-count="0" meta:object-count="0" meta:page-count="1" meta:paragraph-count="6" meta:word-count="99" meta:character-count="588" meta:non-whitespace-character-count="483"/>
    <meta:user-defined meta:name="Info 1"/>
    <meta:user-defined meta:name="Info 2"/>
    <meta:user-defined meta:name="Info 3"/>
    <meta:user-defined meta:name="Info 4"/>
  </office:meta>
</office:document-meta>
</file>